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b0273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dd197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4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2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2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29" style:family="paragraph" style:parent-style-name="Standard">
      <style:text-properties officeooo:paragraph-rsid="0048ab69"/>
    </style:style>
    <style:style style:name="P30" style:family="paragraph" style:parent-style-name="Standard">
      <style:text-properties officeooo:paragraph-rsid="004b0273"/>
    </style:style>
    <style:style style:name="P31" style:family="paragraph" style:parent-style-name="Text_20_body">
      <style:text-properties officeooo:paragraph-rsid="0048ab69"/>
    </style:style>
    <style:style style:name="P32" style:family="paragraph" style:parent-style-name="Text_20_body">
      <style:text-properties officeooo:paragraph-rsid="004b0273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fdaeb" style:font-size-asian="14pt" style:font-weight-asian="bold" style:font-name-complex="Times New Roman" style:font-size-complex="12pt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  <style:style style:name="T12" style:family="text">
      <style:text-properties officeooo:rsid="004fdaeb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7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7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21"/>
      <text:p text:style-name="P21"/>
      <text:p text:style-name="P21"/>
      <text:p text:style-name="P21"/>
      <text:p text:style-name="P21"/>
      <text:p text:style-name="P13">Календарно-тематичне планування</text:p>
      <text:p text:style-name="P13">з <text:span text:style-name="T7">і</text:span>нформатики для <text:span text:style-name="T8">11</text:span> класів</text:p>
      <text:p text:style-name="P13"><text:span text:style-name="T4">в</text:span>читель Трубіцина А.Л.</text:p>
      <text:p text:style-name="P13">201<text:span text:style-name="T4">7</text:span>-201<text:span text:style-name="T4">8</text:span> н.р.</text:p>
      <text:p text:style-name="P18"/>
      <text:p text:style-name="P18"/>
      <text:p text:style-name="P1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10"/>
      <text:p text:style-name="P10"/>
      <text:p text:style-name="P10"/>
      <text:p text:style-name="P10"/>
      <text:p text:style-name="P10"/>
      <text:p text:style-name="P21"/>
      <text:p text:style-name="P26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1"/>
      <text:p text:style-name="P29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8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8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22"/>
      <text:p text:style-name="P22"/>
      <text:p text:style-name="P22"/>
      <text:p text:style-name="P22"/>
      <text:p text:style-name="P22"/>
      <text:p text:style-name="P14">Календарно-тематичне планування</text:p>
      <text:p text:style-name="P14">з <text:span text:style-name="T7">і</text:span>нформатики для <text:span text:style-name="T8">11</text:span> класів</text:p>
      <text:p text:style-name="P14"><text:span text:style-name="T4">в</text:span>читель Трубіцина А.Л.</text:p>
      <text:p text:style-name="P14">201<text:span text:style-name="T4">7</text:span>-201<text:span text:style-name="T4">8</text:span> н.р.</text:p>
      <text:p text:style-name="P19"/>
      <text:p text:style-name="P19"/>
      <text:p text:style-name="P19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9">академічного рівня </text:span>для учнів <text:span text:style-name="T8">11 </text:span>класу</text:p>
      <text:p text:style-name="P5">загальноосвітніх навчальних закладів <text:span text:style-name="T5">затверджена Міністерством освіти і науки України</text:span></text:p>
      <text:p text:style-name="P11"/>
      <text:p text:style-name="P11"/>
      <text:p text:style-name="P11"/>
      <text:p text:style-name="P11"/>
      <text:p text:style-name="P11"/>
      <text:p text:style-name="P22"/>
      <text:p text:style-name="P27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29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32"/>
      <text:p text:style-name="P30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9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9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23"/>
      <text:p text:style-name="P23"/>
      <text:p text:style-name="P23"/>
      <text:p text:style-name="P23"/>
      <text:p text:style-name="P23"/>
      <text:p text:style-name="P15">Календарно-тематичне планування з <text:span text:style-name="T7">і</text:span>нформатики </text:p>
      <text:p text:style-name="P33"><text:span text:style-name="T11">Факультативний курс за вибором </text:span></text:p>
      <text:p text:style-name="P16"><text:span text:style-name="T11">“Основи </text:span><text:span text:style-name="T12">апаратного та програмного забезпечення</text:span><text:span text:style-name="T11">”</text:span> для <text:span text:style-name="T8">11</text:span> класів</text:p>
      <text:p text:style-name="P15"><text:span text:style-name="T4">в</text:span>читель Трубіцина А.Л.</text:p>
      <text:p text:style-name="P15">201<text:span text:style-name="T4">7</text:span>-201<text:span text:style-name="T4">8</text:span> н.р.</text:p>
      <text:p text:style-name="P17"/>
      <text:p text:style-name="P20"/>
      <text:p text:style-name="P20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23"/>
      <text:p text:style-name="P28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3"><text:tab/><text:tab/>протокол № _____ від ___________ р.</text:p>
      <text:p text:style-name="P3"><text:tab/><text:tab/>кер. <text:span text:style-name="T6">Ш</text:span>МО _________________ В.В. Маляренко </text:p>
      <text:p text:style-name="P3"/>
      <text:p text:style-name="P30"/>
      <text:p text:style-name="P3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1-24T17:23:25.586976663</dc:date>
    <meta:editing-duration>PT1H34M19S</meta:editing-duration>
    <meta:editing-cycles>25</meta:editing-cycles>
    <meta:generator>LibreOffice/5.4.4.2$Linux_X86_64 LibreOffice_project/40m0$Build-2</meta:generator>
    <meta:document-statistic meta:table-count="0" meta:image-count="0" meta:object-count="0" meta:page-count="3" meta:paragraph-count="40" meta:word-count="208" meta:character-count="1812" meta:non-whitespace-character-count="1468"/>
  </office:meta>
</office:document-meta>
</file>